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color="#ff0000" fo:font-size="16pt" style:font-size-asian="16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fo:font-size="16pt" officeooo:rsid="00201211" officeooo:paragraph-rsid="00201211" style:font-size-asian="1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1079" style:font-size-asian="16pt"/>
    </style:style>
    <style:style style:name="T5" style:family="text">
      <style:text-properties fo:font-size="16pt" officeooo:rsid="00201211" style:font-size-asian="16pt"/>
    </style:style>
    <style:style style:name="T6" style:family="text">
      <style:text-properties officeooo:rsid="00216d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COTTIN</text:span><text:span text:style-name="T2"><text:tab/><text:tab/><text:tab/><text:tab/><text:tab/><text:tab/><text:tab/><text:tab/><text:tab/></text:span><text:span text:style-name="T5">18</text:span><text:span text:style-name="T3">-</text:span><text:span text:style-name="T4">06-2018</text:span><text:span text:style-name="T2"><text:line-break/></text:span><text:span text:style-name="T4">Yohan</text:span><text:span text:style-name="T2"><text:tab/><text:tab/><text:tab/><text:tab/><text:tab/><text:tab/><text:tab/><text:tab/><text:tab/>Semaine </text:span><text:span text:style-name="T5">25</text:span></text:p>
      <text:p text:style-name="P4">Suivi de Projet – Projet Arcanor</text:p>
      <text:p text:style-name="P4"/>
      <text:p text:style-name="P2"/>
      <text:p text:style-name="P3">Résumé :</text:p>
      <text:p text:style-name="P6">-Codage de StartMenu</text:p>
      <text:p text:style-name="P6">-Codage de ParamMenu</text:p>
      <text:p text:style-name="P6">-Codage de HumanPlayer</text:p>
      <text:p text:style-name="P6">-<text:span text:style-name="T6">Poursuite du codage de Game et Boa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 / <text:span text:style-name="MT1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8</meta:editing-cycles>
    <meta:print-date>2018-05-24T06:58:00</meta:print-date>
    <meta:creation-date>2018-05-24T06:16:00</meta:creation-date>
    <dc:date>2018-06-18T17:27:03.306161528</dc:date>
    <meta:editing-duration>PT52M49S</meta:editing-duration>
    <meta:generator>LibreOffice/5.3.7.2.0$Linux_X86_64 LibreOffice_project/30$Build-2</meta:generator>
    <meta:document-statistic meta:table-count="0" meta:image-count="0" meta:object-count="0" meta:page-count="1" meta:paragraph-count="8" meta:word-count="32" meta:character-count="199" meta:non-whitespace-character-count="1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